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Monaco1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7.452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Monaco1" fo:font-size="11pt" fo:font-style="normal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4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addInsuranceCardInDigitalWallet</text:p>
          </table:table-cell>
          <table:table-cell table:number-columns-repeated="127"/>
        </table:table-row>
        <table:table-row table:style-name="ro4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9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ardName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hitesh@yopmail.com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Digital Wallet</text:p>
          </table:table-cell>
          <table:table-cell table:style-name="ce10" office:value-type="date" office:date-value="2017-11-21">
            <text:p>21 Novem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6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8"/>
        </table:table-row>
        <table:table-row table:style-name="ro3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Monaco1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/11/2017</text:date>, <text:time>12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12:57:29</dc:date>
    <meta:creation-date>2014-12-16T16:26:20Z</meta:creation-date>
    <meta:editing-cycles>101</meta:editing-cycles>
    <meta:editing-duration>P1DT12H27M5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